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libri" fo:font-size="16pt" officeooo:rsid="00062596" officeooo:paragraph-rsid="00062596" style:font-size-asian="14pt" style:font-size-complex="16pt"/>
    </style:style>
    <style:style style:name="P2" style:family="paragraph" style:parent-style-name="Standard">
      <style:text-properties style:font-name="Calibri" fo:font-size="16pt" officeooo:rsid="000a2af3" officeooo:paragraph-rsid="000a2af3" style:font-size-asian="14pt" style:font-size-complex="16pt"/>
    </style:style>
    <style:style style:name="P3" style:family="paragraph" style:parent-style-name="Standard">
      <style:text-properties style:font-name="Calibri" fo:font-size="16pt" officeooo:rsid="000f8259" officeooo:paragraph-rsid="000f8259" style:font-size-asian="14pt" style:font-size-complex="16pt"/>
    </style:style>
    <style:style style:name="P4" style:family="paragraph" style:parent-style-name="Standard">
      <style:text-properties style:font-name="Calibri" fo:font-size="16pt" officeooo:rsid="0010606b" officeooo:paragraph-rsid="0010606b" style:font-size-asian="14pt" style:font-size-complex="16pt"/>
    </style:style>
    <style:style style:name="P5" style:family="paragraph" style:parent-style-name="Standard">
      <style:text-properties style:font-name="Calibri" fo:font-size="16pt" officeooo:rsid="001381df" officeooo:paragraph-rsid="001381df" style:font-size-asian="14pt" style:font-size-complex="16pt"/>
    </style:style>
    <style:style style:name="P6" style:family="paragraph" style:parent-style-name="Standard">
      <style:text-properties style:font-name="Calibri" fo:font-size="16pt" officeooo:rsid="001839ea" officeooo:paragraph-rsid="001839ea" style:font-size-asian="14pt" style:font-size-complex="16pt"/>
    </style:style>
    <style:style style:name="P7" style:family="paragraph" style:parent-style-name="Standard">
      <style:text-properties style:font-name="Calibri" fo:font-size="16pt" officeooo:rsid="001a93b3" officeooo:paragraph-rsid="001a93b3" style:font-size-asian="14pt" style:font-size-complex="16pt"/>
    </style:style>
    <style:style style:name="P8" style:family="paragraph" style:parent-style-name="Standard">
      <style:text-properties style:font-name="Calibri" fo:font-size="16pt" officeooo:rsid="001f8a28" officeooo:paragraph-rsid="001f8a28" style:font-size-asian="14pt" style:font-size-complex="16pt"/>
    </style:style>
    <style:style style:name="P9" style:family="paragraph" style:parent-style-name="Standard">
      <style:text-properties style:font-name="Calibri" fo:font-size="16pt" officeooo:rsid="0024e061" officeooo:paragraph-rsid="0024e061" style:font-size-asian="14pt" style:font-size-complex="16pt"/>
    </style:style>
    <style:style style:name="P10" style:family="paragraph" style:parent-style-name="Standard">
      <style:text-properties style:font-name="Calibri" fo:font-size="16pt" officeooo:rsid="00268987" officeooo:paragraph-rsid="00268987" style:font-size-asian="14pt" style:font-size-complex="16pt"/>
    </style:style>
    <style:style style:name="P11" style:family="paragraph" style:parent-style-name="Standard">
      <style:text-properties style:font-name="Calibri" fo:font-size="16pt" officeooo:rsid="00279a1d" officeooo:paragraph-rsid="00279a1d" style:font-size-asian="14pt" style:font-size-complex="16pt"/>
    </style:style>
    <style:style style:name="P12" style:family="paragraph" style:parent-style-name="Standard" style:list-style-name="L1">
      <style:paragraph-properties fo:text-align="center" style:justify-single-word="false"/>
      <style:text-properties style:font-name="Calibri" fo:font-size="16pt" style:text-underline-style="solid" style:text-underline-width="auto" style:text-underline-color="font-color" officeooo:rsid="00062596" officeooo:paragraph-rsid="00062596" style:font-size-asian="14pt" style:font-size-complex="16pt"/>
    </style:style>
    <style:style style:name="P13" style:family="paragraph" style:parent-style-name="Standard" style:list-style-name="L1">
      <style:text-properties style:font-name="Calibri" fo:font-size="16pt" officeooo:rsid="00062596" officeooo:paragraph-rsid="00062596" style:font-size-asian="14pt" style:font-size-complex="16pt"/>
    </style:style>
    <style:style style:name="P14" style:family="paragraph" style:parent-style-name="Standard" style:list-style-name="L1">
      <style:text-properties style:font-name="Calibri" fo:font-size="16pt" officeooo:rsid="000a2af3" officeooo:paragraph-rsid="000a2af3" style:font-size-asian="14pt" style:font-size-complex="16pt"/>
    </style:style>
    <style:style style:name="P15" style:family="paragraph" style:parent-style-name="Standard" style:list-style-name="L1">
      <style:text-properties style:font-name="Calibri" fo:font-size="16pt" officeooo:rsid="000f8259" officeooo:paragraph-rsid="000f8259" style:font-size-asian="14pt" style:font-size-complex="16pt"/>
    </style:style>
    <style:style style:name="P16" style:family="paragraph" style:parent-style-name="Standard" style:list-style-name="L1">
      <style:text-properties style:font-name="Calibri" fo:font-size="16pt" officeooo:rsid="0010606b" officeooo:paragraph-rsid="0010606b" style:font-size-asian="14pt" style:font-size-complex="16pt"/>
    </style:style>
    <style:style style:name="P17" style:family="paragraph" style:parent-style-name="Standard" style:list-style-name="L1">
      <style:text-properties style:font-name="Calibri" fo:font-size="16pt" officeooo:rsid="001381df" officeooo:paragraph-rsid="001381df" style:font-size-asian="14pt" style:font-size-complex="16pt"/>
    </style:style>
    <style:style style:name="P18" style:family="paragraph" style:parent-style-name="Standard" style:list-style-name="L1">
      <style:text-properties style:font-name="Calibri" fo:font-size="16pt" officeooo:rsid="001839ea" officeooo:paragraph-rsid="001839ea" style:font-size-asian="14pt" style:font-size-complex="16pt"/>
    </style:style>
    <style:style style:name="P19" style:family="paragraph" style:parent-style-name="Standard" style:list-style-name="L1">
      <style:text-properties style:font-name="Calibri" fo:font-size="16pt" officeooo:rsid="001a93b3" officeooo:paragraph-rsid="001a93b3" style:font-size-asian="14pt" style:font-size-complex="16pt"/>
    </style:style>
    <style:style style:name="P20" style:family="paragraph" style:parent-style-name="Standard" style:list-style-name="L1">
      <style:text-properties style:font-name="Calibri" fo:font-size="16pt" officeooo:rsid="001ef33d" officeooo:paragraph-rsid="001ef33d" style:font-size-asian="14pt" style:font-size-complex="16pt"/>
    </style:style>
    <style:style style:name="P21" style:family="paragraph" style:parent-style-name="Standard" style:list-style-name="L1">
      <style:text-properties style:font-name="Calibri" fo:font-size="16pt" officeooo:rsid="001f8a28" officeooo:paragraph-rsid="001f8a28" style:font-size-asian="14pt" style:font-size-complex="16pt"/>
    </style:style>
    <style:style style:name="P22" style:family="paragraph" style:parent-style-name="Standard" style:list-style-name="L1">
      <style:text-properties style:font-name="Calibri" fo:font-size="16pt" officeooo:rsid="0024e061" officeooo:paragraph-rsid="0024e061" style:font-size-asian="14pt" style:font-size-complex="16pt"/>
    </style:style>
    <style:style style:name="P23" style:family="paragraph" style:parent-style-name="Standard" style:list-style-name="L2">
      <style:text-properties style:font-name="Calibri" fo:font-size="16pt" officeooo:rsid="0024e061" officeooo:paragraph-rsid="0024e061" style:font-size-asian="14pt" style:font-size-complex="16pt"/>
    </style:style>
    <style:style style:name="P24" style:family="paragraph" style:parent-style-name="Standard" style:list-style-name="L2">
      <style:text-properties style:font-name="Calibri" fo:font-size="16pt" officeooo:rsid="00268987" officeooo:paragraph-rsid="00268987" style:font-size-asian="14pt" style:font-size-complex="16pt"/>
    </style:style>
    <style:style style:name="P25" style:family="paragraph" style:parent-style-name="Standard" style:list-style-name="L2">
      <style:text-properties style:font-name="Calibri" fo:font-size="16pt" officeooo:rsid="00279a1d" officeooo:paragraph-rsid="00279a1d" style:font-size-asian="14pt" style:font-size-complex="16pt"/>
    </style:style>
    <style:style style:name="P26" style:family="paragraph" style:parent-style-name="Standard" style:list-style-name="L2">
      <style:text-properties style:font-name="Calibri" fo:font-size="16pt" officeooo:rsid="0029918e" officeooo:paragraph-rsid="0029918e" style:font-size-asian="14pt" style:font-size-complex="16pt"/>
    </style:style>
    <style:style style:name="T1" style:family="text">
      <style:text-properties fo:color="#01c1ff" loext:opacity="100%"/>
    </style:style>
    <style:style style:name="T2" style:family="text">
      <style:text-properties fo:color="#01c1ff" loext:opacity="100%" officeooo:rsid="001aa57a"/>
    </style:style>
    <style:style style:name="T3" style:family="text">
      <style:text-properties officeooo:rsid="001549a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170830116" text:style-name="L1">
        <text:list-header>
          <text:p text:style-name="P12">Writing of Video Games</text:p>
          <text:p text:style-name="P12"/>
        </text:list-header>
        <text:list-item>
          <text:p text:style-name="P13">Giving player an intriguing foreshadowing of the area to come, gets a lot more engagement and player enthusiasm.</text:p>
        </text:list-item>
        <text:list-item>
          <text:p text:style-name="P13">Adding narrative to a game can make it more profitable – it took the context of egg stealing green pigs and vengeful fowl to turn the ballistic physics game mechanic into a billion dollar industry that is Angry Birds.</text:p>
        </text:list-item>
      </text:list>
      <text:p text:style-name="P1"/>
      <text:list xml:id="list111130213648020" text:continue-numbering="true" text:style-name="L1">
        <text:list-item>
          <text:p text:style-name="P14">Anti-hero – a protagonist who doesn’t contain the typical heroic qualities that we expect from a narrative lead.</text:p>
        </text:list-item>
        <text:list-item>
          <text:p text:style-name="P14">Caricature – a broad or very stereotypical character. Ex- Tom Sheldon from Just Cause.</text:p>
        </text:list-item>
        <text:list-item>
          <text:p text:style-name="P14">Character Arc – a kind of change/transformation the protagonist goes through.</text:p>
        </text:list-item>
        <text:list-item>
          <text:p text:style-name="P14">Fatal Flaw – an imperfection, issue or prejudice that can potentially lead to the character’s downfall or it has to work through over the course of the experience. It’s usually tied to the arc of a character.</text:p>
        </text:list-item>
        <text:list-item>
          <text:p text:style-name="P14">Inner Conflict – a psychological battle that a person is waging with theselves. Ex- in The Last of Us, Joel struggles with his affection for Ellie versus his desire to end the Infection.</text:p>
        </text:list-item>
      </text:list>
      <text:p text:style-name="P2"/>
      <text:list xml:id="list111131389537419" text:continue-numbering="true" text:style-name="L1">
        <text:list-item>
          <text:p text:style-name="P15">Gameplay mechanic, environment design, level design, character design everything needs to be documented down to the every last detail for your and the teams overall clarity and understanding.</text:p>
        </text:list-item>
      </text:list>
      <text:p text:style-name="P3"/>
      <text:list xml:id="list111130479084989" text:continue-numbering="true" text:style-name="L1">
        <text:list-item>
          <text:p text:style-name="P16"><text:span text:style-name="T1">Chek</text:span><text:span text:style-name="T2">h</text:span><text:span text:style-name="T1">ov’s Gun</text:span> - <text:s/>a maxim that states that any storytelling elem<text:span text:style-name="T3">en</text:span>t must contribute to the whole. An unnecessary element that cannot play off in some way must be removed.</text:p>
        </text:list-item>
      </text:list>
      <text:p text:style-name="P4"/>
      <text:list xml:id="list111131923704360" text:continue-numbering="true" text:style-name="L1">
        <text:list-item>
          <text:p text:style-name="P17">A fundamental idea at the core of dramatic storytelling is that your main character should be different at the end of the story than they were at the beginning, also referred to as the character arc.</text:p>
        </text:list-item>
      </text:list>
      <text:p text:style-name="P5"/>
      <text:list xml:id="list111131110636098" text:continue-numbering="true" text:style-name="L1">
        <text:list-item>
          <text:p text:style-name="P18">Archetypically, villains are usually the ying to the protagonist’s yang.</text:p>
        </text:list-item>
      </text:list>
      <text:p text:style-name="P6"/>
      <text:list xml:id="list111131889710544" text:continue-numbering="true" text:style-name="L1">
        <text:list-item>
          <text:p text:style-name="P19"><text:soft-page-break/><text:span text:style-name="T1">Juxtaposition</text:span> – Our eyes are drawn to things that don’t belong. Juxtaposition keeps the viewer engaged. </text:p>
        </text:list-item>
      </text:list>
      <text:p text:style-name="P7"/>
      <text:list xml:id="list111131857282046" text:continue-numbering="true" text:style-name="L1">
        <text:list-item>
          <text:p text:style-name="P20">Game are a visual medium, show not tell wherever possible.</text:p>
        </text:list-item>
        <text:list-item>
          <text:p text:style-name="P21">The best worldbuilding doesn’t try to answer every question, but leaves room for mystery.</text:p>
        </text:list-item>
      </text:list>
      <text:p text:style-name="P8"/>
      <text:list xml:id="list111130373545930" text:continue-numbering="true" text:style-name="L1">
        <text:list-item>
          <text:p text:style-name="P22"><text:span text:style-name="T1">Red Herring</text:span> – To distract the audience with false clues to lead them away from the truth. </text:p>
        </text:list-item>
        <text:list-item>
          <text:p text:style-name="P22">Techniques – Whodunit, unrealiable narrator, emotions</text:p>
          <text:p text:style-name="P22"/>
        </text:list-item>
        <text:list-item>
          <text:p text:style-name="P22"><text:span text:style-name="T1">Jump Scares</text:span> – Catch the audience off guard always</text:p>
          <text:list>
            <text:list-item>
              <text:list>
                <text:list-item>
                  <text:list>
                    <text:list-item>
                      <text:list>
                        <text:list-item>
                          <text:list>
                            <text:list-header>
                              <text:p text:style-name="P22">– Shock – a sudden and unexpected event</text:p>
                            </text:list-header>
                          </text:list>
                        </text:list-item>
                      </text:list>
                    </text:list-item>
                  </text:list>
                </text:list-item>
              </text:list>
            </text:list-item>
          </text:list>
        </text:list-item>
      </text:list>
      <text:p text:style-name="P9"><text:tab/><text:tab/><text:tab/> <text:s text:c="4"/>– Suspense – a delayed and expected event</text:p>
      <text:list xml:id="list2566409415" text:style-name="L2">
        <text:list-item>
          <text:p text:style-name="P23">Techniques </text:p>
          <text:list>
            <text:list-item>
              <text:p text:style-name="P23"><text:s/>Timing – Anticipation of the scare can sometimes be more scarier then the jump itself, have a good build up or no build up.</text:p>
            </text:list-item>
            <text:list-item>
              <text:p text:style-name="P23">Withold information </text:p>
            </text:list-item>
            <text:list-item>
              <text:p text:style-name="P23">The Sting – A loud shreek or hit that makes the audience jump out of their chair, works best in a quiet environment.</text:p>
            </text:list-item>
            <text:list-item>
              <text:p text:style-name="P23">Misdirection – Use audience’s expectations against them – mislead, use false alarms, hide information</text:p>
            </text:list-item>
          </text:list>
        </text:list-item>
      </text:list>
      <text:p text:style-name="P9"/>
      <text:list xml:id="list111130636983362" text:continue-numbering="true" text:style-name="L2">
        <text:list-item>
          <text:p text:style-name="P24"><text:span text:style-name="T1">Leitmotif</text:span> – A short reccuring music phrase that can be tied to a certain character, setting, idea or emotion. - Leitmotifs are guide to feelings.</text:p>
        </text:list-item>
      </text:list>
      <text:p text:style-name="P10"/>
      <text:list xml:id="list111131599715933" text:continue-numbering="true" text:style-name="L2">
        <text:list-item>
          <text:p text:style-name="P24"><text:span text:style-name="T1">Foreshadowing</text:span> – A literary device used to give an indication or hint of what is to come later in the story.</text:p>
        </text:list-item>
      </text:list>
      <text:p text:style-name="P10"/>
      <text:list xml:id="list111132135805992" text:continue-numbering="true" text:style-name="L2">
        <text:list-item>
          <text:p text:style-name="P25"><text:span text:style-name="T1">Exposition</text:span> means facts – the information about setting, biography, and characterization that the audience needs to know to follow and comprehend the events of the story.</text:p>
        </text:list-item>
        <text:list-item>
          <text:p text:style-name="P25">Too much information and the audience has little reason to pay attention.</text:p>
        </text:list-item>
        <text:list-item>
          <text:p text:style-name="P25">Not enough information and they become confused or lost.</text:p>
        </text:list-item>
      </text:list>
      <text:p text:style-name="P11"/>
      <text:p text:style-name="P11"/>
      <text:list xml:id="list111130932204128" text:continue-numbering="true" text:style-name="L2">
        <text:list-item>
          <text:p text:style-name="P25"><text:soft-page-break/><text:span text:style-name="T1">Denouement</text:span> – The final outcome of a story, where the main conflicts of the narrative are concluded.</text:p>
        </text:list-item>
        <text:list-item>
          <text:p text:style-name="P26"><text:span text:style-name="T1">Rashomon effect</text:span> – Significantly different perspectives on and interpretations of the same dramatic event by different eyewitnesses.</text:p>
        </text:list-item>
        <text:list-item>
          <text:p text:style-name="P26"><text:span text:style-name="T1">MacGuffin</text:span> – A type of plot device that drives the narrative forward, but ends up having little importance to the story.</text:p>
        </text:list-item>
        <text:list-item>
          <text:p text:style-name="P26"/>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31T11:23:58.665000000</meta:creation-date>
    <dc:date>2023-11-27T11:11:29.706000000</dc:date>
    <meta:editing-duration>PT8H48M55S</meta:editing-duration>
    <meta:editing-cycles>19</meta:editing-cycles>
    <meta:generator>LibreOffice/7.5.3.2$Windows_X86_64 LibreOffice_project/9f56dff12ba03b9acd7730a5a481eea045e468f3</meta:generator>
    <meta:document-statistic meta:table-count="0" meta:image-count="0" meta:object-count="0" meta:page-count="3" meta:paragraph-count="36" meta:word-count="588" meta:character-count="3488" meta:non-whitespace-character-count="2930"/>
  </office:meta>
</office:document-meta>
</file>